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 style:font-family-generic="swiss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0000" style:font-name="Arial" fo:font-size="14pt" fo:font-weight="bold" officeooo:rsid="000d5557" officeooo:paragraph-rsid="000d555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fb71" officeooo:paragraph-rsid="0013fb7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2e3c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2e3cc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2e3cc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2e3cc"/>
    </style:style>
    <style:style style:name="P7" style:family="paragraph" style:parent-style-name="Standard">
      <style:paragraph-properties fo:text-align="start" style:justify-single-word="false"/>
      <style:text-properties officeooo:paragraph-rsid="00183de1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8b2df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183de1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09ee6" officeooo:paragraph-rsid="00109ee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0ef39" officeooo:paragraph-rsid="00109e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0ef39" officeooo:paragraph-rsid="0010ef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2e3cc" officeooo:paragraph-rsid="0012e3c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83de1" officeooo:paragraph-rsid="00183de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09ee6" officeooo:paragraph-rsid="00109ee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0ef39" officeooo:paragraph-rsid="0010ef3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83de1" officeooo:paragraph-rsid="00183de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MV Boli" fo:font-size="12pt" fo:font-style="normal" fo:font-weight="bold" officeooo:rsid="00183de1" officeooo:paragraph-rsid="00183de1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7f00ff" style:font-name="Arial" fo:font-size="12pt" fo:font-weight="normal" officeooo:rsid="00109ee6" officeooo:paragraph-rsid="00109ee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7f00ff" style:font-name="Arial" fo:font-size="14pt" fo:font-weight="normal" officeooo:rsid="00109ee6" officeooo:paragraph-rsid="00109ee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7f00ff" fo:font-size="14pt" officeooo:rsid="0013fb71" officeooo:paragraph-rsid="0013fb71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7f00ff" fo:font-size="14pt" officeooo:rsid="0015f120" officeooo:paragraph-rsid="0015f12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7f00ff" fo:font-size="14pt" fo:font-weight="bold" officeooo:rsid="0013fb71" officeooo:paragraph-rsid="0013fb7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0000" style:font-name="Arial" fo:font-size="16pt" fo:font-weight="bold" officeooo:rsid="00109ee6" officeooo:paragraph-rsid="00109ee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0000" style:font-name="Arial" fo:font-size="14pt" style:text-underline-style="solid" style:text-underline-width="auto" style:text-underline-color="font-color" fo:font-weight="bold" officeooo:rsid="000d5557" officeooo:paragraph-rsid="000d555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ff0000" style:font-name="Arial" fo:font-size="18pt" style:text-underline-style="solid" style:text-underline-width="auto" style:text-underline-color="font-color" fo:font-weight="bold" officeooo:rsid="000d5557" officeooo:paragraph-rsid="000d5557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12e3cc" officeooo:paragraph-rsid="0012e3cc"/>
    </style:style>
    <style:style style:name="P28" style:family="paragraph" style:parent-style-name="Standard">
      <style:paragraph-properties fo:text-align="start" style:justify-single-word="false"/>
      <style:text-properties officeooo:rsid="0013fb71" officeooo:paragraph-rsid="0013fb71"/>
    </style:style>
    <style:style style:name="P29" style:family="paragraph" style:parent-style-name="Standard">
      <style:paragraph-properties fo:text-align="start" style:justify-single-word="false"/>
      <style:text-properties officeooo:rsid="0015f120" officeooo:paragraph-rsid="0015f120"/>
    </style:style>
    <style:style style:name="P30" style:family="paragraph" style:parent-style-name="Standard">
      <style:paragraph-properties fo:text-align="start" style:justify-single-word="false"/>
      <style:text-properties fo:color="#ff7f00" style:font-name="MV Boli" officeooo:rsid="0013fb71" officeooo:paragraph-rsid="0013fb71"/>
    </style:style>
    <style:style style:name="P31" style:family="paragraph" style:parent-style-name="Standard">
      <style:paragraph-properties fo:text-align="start" style:justify-single-word="false"/>
      <style:text-properties officeooo:rsid="0016bf75" officeooo:paragraph-rsid="0016bf75"/>
    </style:style>
    <style:style style:name="P32" style:family="paragraph" style:parent-style-name="Standard">
      <style:paragraph-properties fo:text-align="start" style:justify-single-word="false"/>
      <style:text-properties officeooo:rsid="0016bf75" officeooo:paragraph-rsid="00183de1"/>
    </style:style>
    <style:style style:name="P33" style:family="paragraph" style:parent-style-name="Standard">
      <style:paragraph-properties fo:text-align="start" style:justify-single-word="false"/>
      <style:text-properties officeooo:rsid="00183de1" officeooo:paragraph-rsid="00183de1"/>
    </style:style>
    <style:style style:name="P34" style:family="paragraph" style:parent-style-name="Standard" style:list-style-name="L4">
      <style:paragraph-properties fo:text-align="start" style:justify-single-word="false"/>
      <style:text-properties officeooo:rsid="00190fe8" officeooo:paragraph-rsid="00190fe8"/>
    </style:style>
    <style:style style:name="P35" style:family="paragraph">
      <loext:graphic-properties draw:fill="none" draw:fill-color="#ffffff"/>
    </style:style>
    <style:style style:name="T1" style:family="text">
      <style:text-properties officeooo:rsid="0010ef3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ef39" style:font-weight-asian="normal" style:font-weight-complex="normal"/>
    </style:style>
    <style:style style:name="T4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000000" style:font-name="Arial" fo:font-size="12pt" fo:font-weight="normal" officeooo:rsid="0012e3cc" style:font-size-asian="10.5pt" style:font-weight-asian="normal" style:font-size-complex="12pt" style:font-weight-complex="normal"/>
    </style:style>
    <style:style style:name="T6" style:family="text">
      <style:text-properties fo:color="#000000" style:font-name="Arial" fo:font-size="12pt" fo:font-weight="normal" officeooo:rsid="0013fb71" style:font-size-asian="10.5pt" style:font-weight-asian="normal" style:font-size-complex="12pt" style:font-weight-complex="normal"/>
    </style:style>
    <style:style style:name="T7" style:family="text">
      <style:text-properties fo:color="#000000" style:font-name="Arial" fo:font-size="12pt" fo:font-weight="normal" officeooo:rsid="0015f120" style:font-size-asian="10.5pt" style:font-weight-asian="normal" style:font-size-complex="12pt" style:font-weight-complex="normal"/>
    </style:style>
    <style:style style:name="T8" style:family="text">
      <style:text-properties fo:color="#000000" style:font-name="Arial" fo:font-size="12pt" fo:font-weight="normal" officeooo:rsid="0016bf75" style:font-size-asian="10.5pt" style:font-weight-asian="normal" style:font-size-complex="12pt" style:font-weight-complex="normal"/>
    </style:style>
    <style:style style:name="T9" style:family="text">
      <style:text-properties fo:color="#000000" style:font-name="Arial" fo:font-size="12pt" fo:font-weight="normal" officeooo:rsid="00183de1" style:font-size-asian="10.5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officeooo:rsid="0018b2df" style:font-size-asian="10.5pt" style:font-weight-asian="normal" style:font-size-complex="12pt" style:font-weight-complex="normal"/>
    </style:style>
    <style:style style:name="T11" style:family="text">
      <style:text-properties fo:color="#000000" style:font-name="Arial" fo:font-size="12pt" fo:font-weight="normal" officeooo:rsid="00190fe8" style:font-size-asian="10.5pt" style:font-weight-asian="normal" style:font-size-complex="12pt" style:font-weight-complex="normal"/>
    </style:style>
    <style:style style:name="T12" style:family="text">
      <style:text-properties fo:color="#000000" style:font-name="Arial" fo:font-size="12pt" fo:font-weight="normal" officeooo:rsid="001c1abc" style:font-size-asian="10.5pt" style:font-weight-asian="normal" style:font-size-complex="12pt" style:font-weight-complex="normal"/>
    </style:style>
    <style:style style:name="T13" style:family="text">
      <style:text-properties fo:color="#000000" style:font-name="Arial" fo:font-size="12pt" fo:font-weight="normal" officeooo:rsid="001f645d" style:font-size-asian="10.5pt" style:font-weight-asian="normal" style:font-size-complex="12pt" style:font-weight-complex="normal"/>
    </style:style>
    <style:style style:name="T14" style:family="text"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T15" style:family="text">
      <style:text-properties fo:color="#000000" style:font-name="Arial" fo:font-size="12pt" fo:font-weight="bold" officeooo:rsid="00183de1" style:font-size-asian="10.5pt" style:font-weight-asian="bold" style:font-size-complex="12pt" style:font-weight-complex="bold"/>
    </style:style>
    <style:style style:name="T16" style:family="text">
      <style:text-properties fo:color="#000000" style:font-name="Arial" fo:font-size="12pt" style:font-size-asian="10.5pt" style:font-size-complex="12pt"/>
    </style:style>
    <style:style style:name="T17" style:family="text">
      <style:text-properties fo:color="#000000" style:font-name="MV Boli"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color="#000000" style:font-name="MV Boli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MV Boli" fo:font-size="18pt" fo:font-style="italic" style:font-size-asian="18pt" style:font-style-asian="italic" style:font-size-complex="18pt" style:font-style-complex="italic"/>
    </style:style>
    <style:style style:name="T21" style:family="text">
      <style:text-properties style:font-name="MV Boli" fo:font-weight="bold" style:font-weight-asian="bold" style:font-weight-complex="bold"/>
    </style:style>
    <style:style style:name="T22" style:family="text">
      <style:text-properties style:font-name="Arial" fo:font-weight="normal" style:font-weight-asian="normal" style:font-weight-complex="normal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ff7f00" style:font-name="MV Boli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0000" style:font-name="MV Boli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f0000" fo:font-size="16pt" style:font-size-asian="16pt" style:font-size-complex="16pt"/>
    </style:style>
    <style:style style:name="T28" style:family="text">
      <style:text-properties fo:color="#ff0000" style:font-name="Arial" fo:font-size="12pt" fo:font-weight="bold" officeooo:rsid="00183de1" style:font-size-asian="10.5pt" style:font-weight-asian="bold" style:font-size-complex="12pt" style:font-weight-complex="bold"/>
    </style:style>
    <style:style style:name="T29" style:family="text">
      <style:text-properties fo:color="#ff0000" style:font-name="Arial" fo:font-size="12pt" fo:font-weight="normal" officeooo:rsid="00183de1" style:font-size-asian="10.5pt" style:font-weight-asian="normal" style:font-size-complex="12pt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1 : Introduction </text:p>
      <text:p text:style-name="P25">Histoire médiéval LBH2T4</text:p>
      <text:p text:style-name="P26"/>
      <text:p text:style-name="P26">La France au Moyen-Age : de Clovis à Louis XI -approfondissement-</text:p>
      <text:p text:style-name="P1"/>
      <text:p text:style-name="P24">I/ Repères chronologique, historiographie et sources </text:p>
      <text:p text:style-name="P24"/>
      <text:p text:style-name="P20">1) Repère chronologique :</text:p>
      <text:p text:style-name="P19"/>
      <text:p text:style-name="P15">Moyen- Age : Mille ans : Ve-XVe </text:p>
      <text:p text:style-name="P10"/>
      <text:p text:style-name="P10">Subdivisions académiques : </text:p>
      <text:p text:style-name="P15">→ <text:span text:style-name="T1">H</text:span>aut <text:span text:style-name="T1">(ancien)</text:span> Moyen Age : V-Xe / XIe </text:p>
      <text:p text:style-name="P15">→ Moyen Age central ou classique : XI-XIIIe : <text:span text:style-name="T3">apogée du Moyen-Age tels que l’on se le représente aujourd’hui : Cliché, châteaux, amour courtois, église, système féodale ...</text:span></text:p>
      <text:p text:style-name="P15">→ Bas <text:span text:style-name="T1">(récent)</text:span> Moyen Age XIV-XVe : <text:span text:style-name="T3">période de mutation profonde qui amène à une période nouvelle (moderne) </text:span></text:p>
      <text:p text:style-name="P11"/>
      <text:p text:style-name="P16">→ Antiquité tardive III-VIe </text:p>
      <text:p text:style-name="P12">→ Périodes : </text:p>
      <text:p text:style-name="P16"><draw:frame text:anchor-type="paragraph" draw:z-index="0" draw:name="Forme1" draw:style-name="gr1" draw:text-style-name="P35" svg:width="8.679cm" svg:height="0.609cm" svg:x="6.436cm" svg:y="0.249cm"><draw:text-box><text:p>Variables suivant les royaumes en Francie</text:p></draw:text-box></draw:frame>- « mérovingienne » Ve-VIIe</text:p>
      <text:p text:style-name="P16">-  « carolingienne » VIII Xe</text:p>
      <text:p text:style-name="P12">= pour la christianisation </text:p>
      <text:p text:style-name="P12">Epoque à cheval sur l’époque médiéval et l’époque romaine. </text:p>
      <text:p text:style-name="P12"/>
      <text:p text:style-name="P13">Par des familles, homme puissant : qui donne les noms des périodes e</text:p>
      <text:p text:style-name="P13"/>
      <text:p text:style-name="P13"><text:span text:style-name="T20">Le Haut Moyen-Age =</text:span> longue période faisant la <text:span text:style-name="T19">transition</text:span> entre<text:span text:style-name="T19"> l’Antiquité (empire romain)</text:span> et une société organisée autour de la seigneurie dite <text:span text:style-name="T19">époque « féodale » ou « seigneuriale » </text:span></text:p>
      <text:p text:style-name="P13">Nouvelles société, religion (chrétienne) connaît la religion musulmane (dans le Sud de l’Occident) </text:p>
      <text:p text:style-name="P13"/>
      <text:list xml:id="list3063748709" text:style-name="L1">
        <text:list-item>
          <text:p text:style-name="P4"><text:span text:style-name="T5">Le cours : LA FRANCE DE CLOVIS A LOUIS XI,</text:span></text:p>
        </text:list-item>
      </text:list>
      <text:p text:style-name="P3"><text:span text:style-name="T5"/></text:p>
      <text:list xml:id="list102207222571532" text:continue-numbering="true" text:style-name="L1">
        <text:list-item>
          <text:p text:style-name="P4"><text:span text:style-name="T5"><text:s/>481 (arrivé au pouvoir d’un roi des Francs = Clovis, fin empereur romain) à 1483 (fin du règne de Louis XI et sa mort),</text:span></text:p>
        </text:list-item>
      </text:list>
      <text:p text:style-name="P3"><text:span text:style-name="T5"/></text:p>
      <text:list xml:id="list102208127726965" text:continue-numbering="true" text:style-name="L1">
        <text:list-item>
          <text:p text:style-name="P4"><text:span text:style-name="T5">Royaume de France à un roi de France : </text:span></text:p>
        </text:list-item>
      </text:list>
      <text:list xml:id="list601855510" text:style-name="L2">
        <text:list-item>
          <text:p text:style-name="P5"><text:span text:style-name="T5">Clovis (481 511) </text:span></text:p>
        </text:list-item>
      </text:list>
      <text:list xml:id="list3194040139" text:style-name="L3">
        <text:list-item>
          <text:p text:style-name="P6"><text:span text:style-name="T5">Louis XI (1423 1461 1483) </text:span></text:p>
        </text:list-item>
      </text:list>
      <text:p text:style-name="P3"><text:span text:style-name="T5"/></text:p>
      <text:p text:style-name="P27"><text:span text:style-name="T4">→ Entre le moment où Clovis devient roi des Francs de Tournai 481et le règne de Philippe Auguste (le premier des roi à renoncer</text:span><text:span text:style-name="T14"> le roi des francs</text:span><text:span text:style-name="T4"> mais</text:span><text:span text:style-name="T14"> roi de francs</text:span><text:span text:style-name="T4"> 1180 1223 = 7 siècles durant lesquels la Gaule devient progressivement la France </text:span><text:span text:style-name="T6">=sentiment national </text:span></text:p>
      <text:p text:style-name="P27"><text:span text:style-name="T4">→ Le roi Francs ne commence pas à s’appeler Roi de France avant le XIII (1204 dans les textes puis symboliquement avec la </text:span><text:span text:style-name="T14">victoire de Bouvines</text:span><text:span text:style-name="T4"> 1214) </text:span><text:span text:style-name="T6">→ première grande </text:span><text:soft-page-break/><text:span text:style-name="T6">victoire française national en oubliant leur origine local : ne pense plus à leur région BASCULEMENT </text:span></text:p>
      <text:p text:style-name="P21"><text:span text:style-name="T22">2) Notion </text:span><text:span text:style-name="T23">d’historiographie (écrire l’histoire/l’histoire d’une discipline)</text:span></text:p>
      <text:p text:style-name="P21"><text:span text:style-name="T23"/></text:p>
      <text:p text:style-name="P28"><text:span text:style-name="T4"><text:tab/>Pendant le XIXe siècles, on écrit surtout dans l’époque médiéval = il faut instruire : l’histoire fait parte de l’instruction : histoire officielle du Moyen-Age. </text:span></text:p>
      <text:p text:style-name="P28"><text:span text:style-name="T4">Petit à petit, de grands historiens construisent</text:span><text:span text:style-name="T14"> un roman national.</text:span><text:span text:style-name="T4"> </text:span></text:p>
      <text:p text:style-name="P23"><text:span text:style-name="T4">Mot Moyen-Age : désignation négatif, moyen : car coincée entre deux grandes périodes (Antiquité &amp; Moderne), tout oublie de l’Antiquité, système sociales injuste = EVITER ET NON ÉTUDIER. → Ses auteurs la redécouvre, ils ont une visions influencé par leur vie au XIXe siècles. </text:span></text:p>
      <text:p text:style-name="P2"><text:span text:style-name="T16">Auteurs : </text:span></text:p>
      <text:p text:style-name="P2"><text:span text:style-name="T16"/></text:p>
      <text:p text:style-name="P30"><text:span text:style-name="T24">Jules Michelet /Ernest Lavisse </text:span></text:p>
      <text:p text:style-name="P28"><text:span text:style-name="T4">→ Invasions </text:span></text:p>
      <text:p text:style-name="P28"><text:span text:style-name="T4">→ Nationalisme, mythes nationaux </text:span></text:p>
      <text:p text:style-name="P28"><text:span text:style-name="T4">→ Château-forts … </text:span></text:p>
      <text:p text:style-name="P28"><text:span text:style-name="T17">Meilleure visions du Moyen-Age</text:span><text:span text:style-name="T4"> : on y retient où c’est là où on a construit la France, organisation territorial (découpage), France glorieuse (Charlemagne), France des châteaux forts, pouvoirs locaux, construction de grand personnages : </text:span><text:span text:style-name="T7">Jeanne d’Arc, Saint-Louis, Charles le Martel(arrête les arabes à Poitiers), Pépin le Bref (il prend le pouvoir et permet à Charlemagne de construire l’empire carolingien), Louis XI (roi mauvais mais dans la construction de monuments moderne) </text:span></text:p>
      <text:p text:style-name="P28"><text:span text:style-name="T7"/></text:p>
      <text:p text:style-name="P30"><text:span text:style-name="T24">March Boch / Georges Duby </text:span></text:p>
      <text:p text:style-name="P28"><text:span text:style-name="T4">→ seigneurie </text:span></text:p>
      <text:p text:style-name="P28"><text:span text:style-name="T4">→ féodalité </text:span></text:p>
      <text:p text:style-name="P28"><text:span text:style-name="T4">→ économie &amp; société ...</text:span></text:p>
      <text:p text:style-name="P29"><text:span text:style-name="T4">Histoire renouveler par historien qui on voulut envisager l’histoire autrement (sous un angle thématique et non avec des dates et personnages puissant). </text:span></text:p>
      <text:p text:style-name="P29"><text:span text:style-name="T4"><text:tab/>Duby cherche à faire croiser le moyen-âge aux historiens mais aussi à toutes les autres domaines d’études : histoire de l’art, littérature, archéologie = se focalise sur l’économie (aux paysans, leur conditions de vies, transformation des campagnes...)Sort des images de Michelet &amp; Lavisse. </text:span></text:p>
      <text:p text:style-name="P29"><text:span text:style-name="T4"/></text:p>
      <text:p text:style-name="P29"><text:span text:style-name="T4">= MA qui se construit par des études, des visions, et des sources </text:span></text:p>
      <text:p text:style-name="P29"><text:span text:style-name="T4"/></text:p>
      <text:p text:style-name="P22"><text:span text:style-name="T22">3) Les sources de l’histoire du Moyen-Age</text:span></text:p>
      <text:p text:style-name="P29"><text:span text:style-name="T4"/></text:p>
      <text:p text:style-name="P29"><text:span text:style-name="T25">- les sources écrites</text:span><text:span text:style-name="T4"> pour la première fois dominantes : </text:span><text:span text:style-name="T8">beaucoup conservé, sources majeurs et peu regarder les autres sources. Plus tard, il s’intéresse + aux autres sources.</text:span></text:p>
      <text:p text:style-name="P29"><text:span text:style-name="T8"/></text:p>
      <text:p text:style-name="P31"><text:span text:style-name="T4">Particularité des sources écrites médiévales : </text:span></text:p>
      <text:p text:style-name="P31"><text:span text:style-name="T4">→ </text:span><text:span text:style-name="T14">des textes manuscrites</text:span><text:span text:style-name="T4"> (nécessité de maîtriser la paléographie) : </text:span><text:span text:style-name="T9">PARCHEMIN =</text:span><text:span text:style-name="T4">à la mains, matière : peau de vœux, cochon qu’on tend. </text:span><text:span text:style-name="T9">PAPIER : beaucoup aux XVe siècles = inventer par la Chine, se diffuse largement : grand succès = très cher et fragile, se conserve très bien comparer à aujourd’hui. Écrit : plumes &amp; kalam</text:span></text:p>
      <text:p text:style-name="P33"><text:span text:style-name="T9">R</text:span><text:span text:style-name="T4">éserver à une petite partie des habitants : compliqué </text:span></text:p>
      <text:p text:style-name="P31"><text:span text:style-name="T4"/></text:p>
      <text:p text:style-name="P32"><text:soft-page-break/><text:span text:style-name="T4">→ Dans une </text:span><text:span text:style-name="T14">autre langue </text:span><text:span text:style-name="T4">(latin,langue,vernaculaire : ex gascon etc …) nécessité d’apprendre au moins le latin, </text:span><text:span text:style-name="T9">les textes sont en latin + écriture différentes</text:span></text:p>
      <text:p text:style-name="P32"><text:span text:style-name="T9"><text:s/></text:span></text:p>
      <text:p text:style-name="P31"><text:span text:style-name="T4">Découverte de l’imprimerie : Guttenberg XVe </text:span></text:p>
      <text:p text:style-name="P29"><text:span text:style-name="T8"/></text:p>
      <text:p text:style-name="P29"><text:span text:style-name="T25">- les sources iconographiques</text:span><text:span text:style-name="T18"> </text:span><text:span text:style-name="T4">(monnai</text:span><text:span text:style-name="T8">e</text:span><text:span text:style-name="T4">s, sculptures, peintures/enluminure, </text:span><text:span text:style-name="T12">broderie</text:span><text:span text:style-name="T4">) </text:span><text:span text:style-name="T8">= représente la vie quotidienne, les moments, outils, religion ...</text:span></text:p>
      <text:p text:style-name="P29"><text:span text:style-name="T4"/></text:p>
      <text:p text:style-name="P29"><text:span text:style-name="T25">- les sources archéologique</text:span><text:span text:style-name="T4"> (plans de villes ou de monuments, architecture, plans de fouilles archéologique, objets archéologiques) </text:span><text:span text:style-name="T8">Depuis Duby : intégration des données archéologique, objets = permet de mieux connaître histoire des personnes, des villes, campagnes, sociét</text:span><text:span text:style-name="T13">é, architectures ...</text:span></text:p>
      <text:p text:style-name="P29"><text:span text:style-name="T8"/></text:p>
      <text:p text:style-name="P16"/>
      <text:p text:style-name="P18">Travail de l’historien médiéviste sur les sources écrites médiévales : </text:p>
      <text:p text:style-name="P17"/>
      <text:p text:style-name="P17">- éditer <text:span text:style-name="T2">= copier fidèlement et publier</text:span></text:p>
      <text:p text:style-name="P17">- traduire<text:span text:style-name="T2"> = sans trahir</text:span></text:p>
      <text:p text:style-name="P17">- comprendre et utiliser pour écrire l’histoire</text:p>
      <text:p text:style-name="P14">= pas un seul point de vue…</text:p>
      <text:p text:style-name="P14"/>
      <text:p text:style-name="P14"><text:span text:style-name="T21">Différents types de textes : </text:span><text:span text:style-name="T26">à retenir</text:span><text:span text:style-name="T27"> </text:span></text:p>
      <text:p text:style-name="P14"/>
      <text:list xml:id="list1831456885" text:style-name="L4">
        <text:list-item>
          <text:p text:style-name="P8"><text:span text:style-name="T28">Sources littéraires</text:span><text:span text:style-name="T29"> </text:span><text:span text:style-name="T9">généralement </text:span><text:span text:style-name="T28">narratives</text:span><text:span text:style-name="T9"> (qui racontent une histoire, chroniques, biographies, vie de saints) : </text:span><text:span text:style-name="T10">toutes les sources qui raconte une histoire narrative quelque soit le sujets vécu pendant le MA, au MA il y en a beaucoup : religieuses, traité d’enseignements (création université…) , chronique (raconter le jour le jour des événement qui se sont développé : des rois … )</text:span></text:p>
          <text:p text:style-name="P8"><text:span text:style-name="T10">Chronique de Jean Froissart</text:span></text:p>
          <text:p text:style-name="P34"><text:span text:style-name="T10">F</text:span><text:span text:style-name="T4">acile à lire</text:span></text:p>
        </text:list-item>
      </text:list>
      <text:p text:style-name="P14"/>
      <text:list xml:id="list3120027620" text:style-name="L5">
        <text:list-item>
          <text:p text:style-name="P9"><text:span text:style-name="T28">Sources normatives</text:span><text:span text:style-name="T9"> (texte de lois par ex</text:span><text:span text:style-name="T10">em</text:span><text:span text:style-name="T9">ple) et </text:span><text:span text:style-name="T28">actes de la pratique</text:span><text:span text:style-name="T9"> (actes juridique privés ou publics) : </text:span><text:span text:style-name="T11">sorte de liste, standardisé, </text:span></text:p>
        </text:list-item>
      </text:list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" style:font-family-generic="swiss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8:37:09.849000000</meta:creation-date>
    <meta:generator>LibreOffice/5.3.7.2$Windows_X86_64 LibreOffice_project/6b8ed514a9f8b44d37a1b96673cbbdd077e24059</meta:generator>
    <dc:date>2018-01-17T10:22:05.721000000</dc:date>
    <meta:editing-duration>PT25M30S</meta:editing-duration>
    <meta:editing-cycles>5</meta:editing-cycles>
    <meta:document-statistic meta:table-count="0" meta:image-count="0" meta:object-count="0" meta:page-count="3" meta:paragraph-count="63" meta:word-count="922" meta:character-count="5729" meta:non-whitespace-character-count="4835"/>
  </office:meta>
</office:document-meta>
</file>